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FailedException.get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FailedExcept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FailedException.ConversionFailedException( @ Nullable TypeDescriptor sourceType , TypeDescriptor targetType , @ Nullable Object valu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rsionFailedException.get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